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language="fr" fo:country="FR" fo:font-weight="normal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language="fr" fo:country="FR" fo:font-weight="normal" officeooo:paragraph-rsid="000986ab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language="fr" fo:country="FR" fo:font-weight="normal" officeooo:paragraph-rsid="000986ab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986ab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986ab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0986ab"/>
    </style:style>
    <style:style style:name="P7" style:family="paragraph" style:parent-style-name="Standard">
      <style:paragraph-properties fo:margin-left="1.244cm" fo:margin-right="0cm" fo:text-align="start" style:justify-single-word="false" fo:text-indent="0cm" style:auto-text-indent="false"/>
      <style:text-properties fo:font-size="15pt" fo:language="fr" fo:country="FR" fo:font-weight="normal" officeooo:paragraph-rsid="000986ab" style:font-size-asian="13.1000003814697pt" style:font-weight-asian="normal" style:font-size-complex="15pt" style:font-weight-complex="normal"/>
    </style:style>
    <style:style style:name="T1" style:family="text">
      <style:text-properties officeooo:rsid="000986ab"/>
    </style:style>
    <style:style style:name="T2" style:family="text">
      <style:text-properties fo:font-size="15pt"/>
    </style:style>
    <style:style style:name="T3" style:family="text">
      <style:text-properties fo:language="fr" fo:country="FR"/>
    </style:style>
    <style:style style:name="T4" style:family="text">
      <style:text-properties fo:font-weight="normal"/>
    </style:style>
    <style:style style:name="T5" style:family="text">
      <style:text-properties style:font-size-asian="13.1000003814697pt"/>
    </style:style>
    <style:style style:name="T6" style:family="text">
      <style:text-properties style:font-weight-asian="normal"/>
    </style:style>
    <style:style style:name="T7" style:family="text">
      <style:text-properties style:font-size-complex="15pt"/>
    </style:style>
    <style:style style:name="T8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terface Visualiser - Détecter</text:span></text:p>
      <text:p text:style-name="P3"><text:span text:style-name="T1"/></text:p>
      <text:p text:style-name="P3"><text:span text:style-name="T1">La bibliothèque Qt offre un mécanisme de communication entre objets héritant de QObject reposant sur l'utilisation des signaux et slots.</text:span></text:p>
      <text:p text:style-name="P3"><text:span text:style-name="T1">Un slot est similaire à une méthode d'une classe et peut être connecté à des signaux, qui, une fois émis, déclencheront l'exécution du slot.</text:span></text:p>
      <text:p text:style-name="P3"><text:span text:style-name="T1"></text:span></text:p>
      <text:p text:style-name="P3"><text:span text:style-name="T1"><text:s/>Il existe plusieurs type de connexions entre signaux et slots, dont les trois principales sont :</text:span></text:p>
      <text:p text:style-name="P3"><text:span text:style-name="T1"></text:span></text:p>
      <text:list xml:id="list1220611071" text:style-name="L3">
        <text:list-item>
          <text:p text:style-name="P6">AutoConnection :</text:p>
        </text:list-item>
      </text:list>
      <text:p text:style-name="P3"><text:span text:style-name="T1"></text:span></text:p>
      <text:p text:style-name="P7"><text:span text:style-name="T1">C'est le type de connexion par défaut.</text:span></text:p>
      <text:p text:style-name="P7"><text:span text:style-name="T1">Si les instances des objets connectés appartiennent au même thread, le type de connexion effectué est alors DirectConnexion.</text:span></text:p>
      <text:p text:style-name="P7"><text:span text:style-name="T1">Si elle n'appartiennent pas au même thread, le type de connexion effectué est alors QueuedConnection.</text:span></text:p>
      <text:p text:style-name="P3"><text:span text:style-name="T1"></text:span></text:p>
      <text:list xml:id="list945476002" text:style-name="L2">
        <text:list-item>
          <text:p text:style-name="P5">DirectConnection :</text:p>
        </text:list-item>
      </text:list>
      <text:p text:style-name="P3"><text:span text:style-name="T1"></text:span></text:p>
      <text:p text:style-name="P7"><text:span text:style-name="T1">Lorsque le signal est émis, le slot est immédiatement exécuté.</text:span></text:p>
      <text:p text:style-name="P7"><text:span text:style-name="T1">Ce comportement est comparable à l'appel d'une fonction : le bloc de code appelant ne se poursuivra que lorsque l'exécution de la fonction sera terminée.</text:span></text:p>
      <text:p text:style-name="P7"><text:span text:style-name="T1">L'exécution du slot est alors synchrone.</text:span></text:p>
      <text:p text:style-name="P3"><text:span text:style-name="T1"></text:span></text:p>
      <text:list xml:id="list1840271737" text:style-name="L1">
        <text:list-item>
          <text:p text:style-name="P4">QueuedConnection :</text:p>
        </text:list-item>
      </text:list>
      <text:p text:style-name="P3"><text:span text:style-name="T1"></text:span></text:p>
      <text:p text:style-name="P7"><text:span text:style-name="T1">Lorsque le signal est émis, il est mis dans une liste (FIFO) de l'event loop, la boucle d'évènements.</text:span></text:p>
      <text:p text:style-name="P7"><text:span text:style-name="T1">C'est une boucle infinie qui exécute successivement les évènements de sa liste, et les y ôte.</text:span></text:p>
      <text:p text:style-name="P7"><text:span text:style-name="T1">Lors de l'exécution du programme les évènements sont ajoutés dans une liste d'attente et le bloc de code contenant l'émission continue son exécution.</text:span></text:p>
      <text:p text:style-name="P7"><text:span text:style-name="T1">Une fois l'exécution terminée la boucle d'évènements traite la file d'attente des signaux et déclenche l'exécution des slots auxquels ils sont connectés.</text:span></text:p>
      <text:p text:style-name="P7"><text:span text:style-name="T1">L'exécution des slots est alors asynchrone.</text:span></text:p>
      <text:p text:style-name="P3"><text:span text:style-name="T1"></text:span></text:p>
      <text:p text:style-name="P3"><text:span text:style-name="T1">Ces types de connexions permettent ainsi la communications entre objets, même s'ils sont dans des threads différents.</text:span></text:p>
      <text:p text:style-name="P3"><text:span text:style-name="T1"></text:span></text:p>
      <text:p text:style-name="P3"><text:soft-page-break/><text:span text:style-name="T1">Il est donc aisé de permettre à un objet d'en observer un autre lorsqu'ils héritent de QObject.</text:span></text:p>
      <text:p text:style-name="P3"><text:span text:style-name="T1"></text:span></text:p>
      <text:p text:style-name="P3"><text:span text:style-name="T1">La partie "Visualiser" sera une IHM basée sur une application graphique Qt, composée d'une instance de la classe QMainWindow, délivrant l'event loop du thread principal.</text:span></text:p>
      <text:p text:style-name="P3"><text:span text:style-name="T1">Son fonctionnement reposera en partie sur les informations détenues par la partie "Détecter", un serveur pouvant fonctionner en multithreads.</text:span></text:p>
      <text:p text:style-name="P3"><text:span text:style-name="T1">La communication entre threads différents étant grandement facilitée par les signaux, la partie "Détecter" devra employer des objets héritant de QObject et communiquer avec "Visualiser" par leur intermédiaire.</text:span></text:p>
      <text:p text:style-name="P3"><text:span text:style-name="T1"></text:span></text:p>
      <text:p text:style-name="P3"><text:span text:style-name="T1">"Visualiser" devra observer "Détecter" et être mise à jour pour refléter l'évolution de "Détecter".</text:span></text:p>
      <text:p text:style-name="P3"><text:span text:style-name="T1">Ce dernier devra donc mettre à la disposition de "Visualiser" des signaux destinés à la renseigner de tous les évènements dont il a connaissance.</text:span></text:p>
      <text:p text:style-name="P3"><text:span text:style-name="T1">"Visualiser" peut être composé de plusieurs objets observant des évènements différents de "Détecter".</text:span></text:p>
      <text:p text:style-name="P3"><text:span text:style-name="T1"/></text:p>
      <text:p text:style-name="P3"><text:span text:style-name="T1">C'est pourquoi, afin de simplifier la gestion de la communication, "Visualiser" aura la responsabilité de connecter ses propres objets à "Détecter", et ce dernier ignorera qui l'observe. "Visualiser" ignorant quels objets de "Détecter" appartiennent à quels threads, elle effectuera des connexions de type AutoConnection .</text:span></text:p>
      <text:p text:style-name="P3"><text:span text:style-name="T1"/></text:p>
      <text:p text:style-name="P3"><text:span text:style-name="T1">Ainsi, la partie "Détecter" fontionnera indépendemment de "Visualiser", et "Visualiser" reposera uniquement sur les noms des objets de "Détecter" et de leurs signaux, ce qui limite les dépendances entre les deux : seules les connexions devront être changées depuis "Visualiser" en cas de changement.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01T10:33:00</meta:creation-date>
    <dc:date>2013-04-06T00:58:03</dc:date>
    <meta:editing-duration>PT00H45M08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2" meta:paragraph-count="39" meta:word-count="485" meta:character-count="3280"/>
  </office:meta>
</office:document-meta>
</file>